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Stencil" svg:font-family="Stenci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1.355cm" style:use-optimal-column-width="false"/>
    </style:style>
    <style:style style:name="co3" style:family="table-column">
      <style:table-column-properties style:column-width="2.05cm" style:use-optimal-column-width="false"/>
    </style:style>
    <style:style style:name="co4" style:family="table-column">
      <style:table-column-properties style:column-width="3.757cm" style:use-optimal-column-width="false"/>
    </style:style>
    <style:style style:name="co5" style:family="table-column">
      <style:table-column-properties style:column-width="3.08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draw:fill-color="#008000" style:repeat="repeat"/>
      <style:text-properties fo:color="#000000" style:font-name="Stencil" fo:font-size="10pt" style:font-size-asian="10pt" style:font-size-complex="10pt"/>
    </style:style>
    <style:style style:name="ce2" style:family="table-cell">
      <style:graphic-properties style:repeat="repeat"/>
      <style:text-properties style:font-name="Open Sans" fo:font-size="10pt" style:font-size-asian="10pt" style:font-size-complex="10pt"/>
    </style:style>
    <style:style style:name="P1" style:family="paragraph">
      <style:text-properties fo:color="#000000" style:font-name="Stencil" fo:font-size="10pt" style:font-size-asian="10pt" style:font-size-complex="10pt"/>
    </style:style>
    <style:style style:name="P2" style:family="paragraph">
      <style:text-properties style:font-name="Open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2.501cm" svg:height="17.294cm" svg:x="1.398cm" svg:y="5.8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Prophet</text:p>
              </table:table-cell>
              <table:table-cell>
                <text:p text:style-name="P1">Kap.</text:p>
              </table:table-cell>
              <table:table-cell>
                <text:p text:style-name="P1">Zeit</text:p>
              </table:table-cell>
              <table:table-cell>
                <text:p text:style-name="P1">regierender<text:line-break/>König</text:p>
              </table:table-cell>
              <table:table-cell>
                <text:p text:style-name="P1">Empfänger der<text:line-break/>Botschaft</text:p>
              </table:table-cell>
            </table:table-row>
            <table:table-row table:style-name="ro2" table:default-cell-style-name="ce2">
              <table:table-cell>
                <text:p text:style-name="P2">Obadja</text:p>
              </table:table-cell>
              <table:table-cell>
                <text:p text:style-name="P2">1</text:p>
              </table:table-cell>
              <table:table-cell>
                <text:p text:style-name="P2">845</text:p>
              </table:table-cell>
              <table:table-cell>
                <text:p text:style-name="P2">Joram (Juda)</text:p>
              </table:table-cell>
              <table:table-cell>
                <text:p text:style-name="P2">Edom</text:p>
              </table:table-cell>
            </table:table-row>
            <table:table-row table:style-name="ro2" table:default-cell-style-name="ce2">
              <table:table-cell>
                <text:p text:style-name="P2">Joel</text:p>
              </table:table-cell>
              <table:table-cell>
                <text:p text:style-name="P2">4</text:p>
              </table:table-cell>
              <table:table-cell>
                <text:p text:style-name="P2">830-825</text:p>
              </table:table-cell>
              <table:table-cell>
                <text:p text:style-name="P2">Joas (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Jona</text:p>
              </table:table-cell>
              <table:table-cell>
                <text:p text:style-name="P2">4</text:p>
              </table:table-cell>
              <table:table-cell>
                <text:p text:style-name="P2">785-760</text:p>
              </table:table-cell>
              <table:table-cell>
                <text:p text:style-name="P2">Jerobeam II (Israel)</text:p>
              </table:table-cell>
              <table:table-cell>
                <text:p text:style-name="P2">Ninive</text:p>
              </table:table-cell>
            </table:table-row>
            <table:table-row table:style-name="ro2" table:default-cell-style-name="ce2">
              <table:table-cell>
                <text:p text:style-name="P2">Amos</text:p>
              </table:table-cell>
              <table:table-cell>
                <text:p text:style-name="P2">9</text:p>
              </table:table-cell>
              <table:table-cell>
                <text:p text:style-name="P2">760</text:p>
              </table:table-cell>
              <table:table-cell>
                <text:p text:style-name="P2">Jerobeam II (Israel)</text:p>
              </table:table-cell>
              <table:table-cell>
                <text:p text:style-name="P2">Israel</text:p>
              </table:table-cell>
            </table:table-row>
            <table:table-row table:style-name="ro2" table:default-cell-style-name="ce2">
              <table:table-cell>
                <text:p text:style-name="P2">Hosea</text:p>
              </table:table-cell>
              <table:table-cell>
                <text:p text:style-name="P2">14</text:p>
              </table:table-cell>
              <table:table-cell>
                <text:p text:style-name="P2">755-725</text:p>
              </table:table-cell>
              <table:table-cell>
                <text:p text:style-name="P2">Sacharja (Israel)</text:p>
              </table:table-cell>
              <table:table-cell>
                <text:p text:style-name="P2">Israel</text:p>
              </table:table-cell>
            </table:table-row>
            <table:table-row table:style-name="ro2" table:default-cell-style-name="ce2">
              <table:table-cell>
                <text:p text:style-name="P2">Jesaja</text:p>
              </table:table-cell>
              <table:table-cell>
                <text:p text:style-name="P2">66</text:p>
              </table:table-cell>
              <table:table-cell>
                <text:p text:style-name="P2">740-680</text:p>
              </table:table-cell>
              <table:table-cell>
                <text:p text:style-name="P2">Jotam (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Micha</text:p>
              </table:table-cell>
              <table:table-cell>
                <text:p text:style-name="P2">7</text:p>
              </table:table-cell>
              <table:table-cell>
                <text:p text:style-name="P2">730-720</text:p>
              </table:table-cell>
              <table:table-cell>
                <text:p text:style-name="P2">Jotam (Juda)</text:p>
              </table:table-cell>
              <table:table-cell>
                <text:p text:style-name="P2">Juda &amp; Israel</text:p>
              </table:table-cell>
            </table:table-row>
            <table:table-row table:style-name="ro2" table:default-cell-style-name="ce2">
              <table:table-cell>
                <text:p text:style-name="P2">Nahum</text:p>
              </table:table-cell>
              <table:table-cell>
                <text:p text:style-name="P2">3</text:p>
              </table:table-cell>
              <table:table-cell>
                <text:p text:style-name="P2">710</text:p>
              </table:table-cell>
              <table:table-cell>
                <text:p text:style-name="P2">Hiskia (Juda)</text:p>
              </table:table-cell>
              <table:table-cell>
                <text:p text:style-name="P2">Ninive</text:p>
              </table:table-cell>
            </table:table-row>
            <table:table-row table:style-name="ro2" table:default-cell-style-name="ce2">
              <table:table-cell>
                <text:p text:style-name="P2">Jeremia</text:p>
              </table:table-cell>
              <table:table-cell>
                <text:p text:style-name="P2">52</text:p>
              </table:table-cell>
              <table:table-cell>
                <text:p text:style-name="P2">627-585</text:p>
              </table:table-cell>
              <table:table-cell>
                <text:p text:style-name="P2">Josia (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Zefanja</text:p>
              </table:table-cell>
              <table:table-cell>
                <text:p text:style-name="P2">3</text:p>
              </table:table-cell>
              <table:table-cell>
                <text:p text:style-name="P2">625</text:p>
              </table:table-cell>
              <table:table-cell>
                <text:p text:style-name="P2">Josia (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Habbakuk</text:p>
              </table:table-cell>
              <table:table-cell>
                <text:p text:style-name="P2">3</text:p>
              </table:table-cell>
              <table:table-cell>
                <text:p text:style-name="P2">607</text:p>
              </table:table-cell>
              <table:table-cell>
                <text:p text:style-name="P2">Jojakim (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Daniel</text:p>
              </table:table-cell>
              <table:table-cell>
                <text:p text:style-name="P2">12</text:p>
              </table:table-cell>
              <table:table-cell>
                <text:p text:style-name="P2">603-536</text:p>
              </table:table-cell>
              <table:table-cell>
                <text:p text:style-name="P2">Zedekia (Juda)</text:p>
              </table:table-cell>
              <table:table-cell>
                <text:p text:style-name="P2">Babylon</text:p>
              </table:table-cell>
            </table:table-row>
            <table:table-row table:style-name="ro2" table:default-cell-style-name="ce2">
              <table:table-cell>
                <text:p text:style-name="P2">Hesekiel</text:p>
              </table:table-cell>
              <table:table-cell>
                <text:p text:style-name="P2">48</text:p>
              </table:table-cell>
              <table:table-cell>
                <text:p text:style-name="P2">592-570</text:p>
              </table:table-cell>
              <table:table-cell>
                <text:p text:style-name="P2">Zedekia (Juda)</text:p>
              </table:table-cell>
              <table:table-cell>
                <text:p text:style-name="P2">Gefangene</text:p>
              </table:table-cell>
            </table:table-row>
            <table:table-row table:style-name="ro2" table:default-cell-style-name="ce2">
              <table:table-cell>
                <text:p text:style-name="P2">Haggai</text:p>
              </table:table-cell>
              <table:table-cell>
                <text:p text:style-name="P2">2</text:p>
              </table:table-cell>
              <table:table-cell>
                <text:p text:style-name="P2">520</text:p>
              </table:table-cell>
              <table:table-cell>
                <text:p text:style-name="P2">Serubabel (Statthalter, <text:s/>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Sacharja</text:p>
              </table:table-cell>
              <table:table-cell>
                <text:p text:style-name="P2">14</text:p>
              </table:table-cell>
              <table:table-cell>
                <text:p text:style-name="P2">520-420</text:p>
              </table:table-cell>
              <table:table-cell>
                <text:p text:style-name="P2">Serubabel (Statthalter, <text:s/>Juda)</text:p>
              </table:table-cell>
              <table:table-cell>
                <text:p text:style-name="P2">Juda</text:p>
              </table:table-cell>
            </table:table-row>
            <table:table-row table:style-name="ro2" table:default-cell-style-name="ce2">
              <table:table-cell>
                <text:p text:style-name="P2">Maleachi</text:p>
              </table:table-cell>
              <table:table-cell>
                <text:p text:style-name="P2">3</text:p>
              </table:table-cell>
              <table:table-cell>
                <text:p text:style-name="P2">430</text:p>
              </table:table-cell>
              <table:table-cell>
                <text:p text:style-name="P2">Nehemia<text:line-break/>(Statthalter, Juda)</text:p>
              </table:table-cell>
              <table:table-cell>
                <text:p text:style-name="P2">Juda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" svg:font-family="'Open Sans'" style:font-pitch="variable"/>
    <style:font-face style:name="Stencil" svg:font-family="Stenci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Fischer</meta:initial-creator>
    <meta:creation-date>2013-09-06T18:53:06.368888547</meta:creation-date>
    <dc:date>2013-09-06T19:04:37.720032591</dc:date>
    <dc:creator>Christoph Fischer</dc:creator>
    <meta:editing-duration>PT1M36S</meta:editing-duration>
    <meta:editing-cycles>2</meta:editing-cycles>
    <meta:generator>LibreOffice/4.1.1.2$Linux_X86_64 LibreOffice_project/410m0$Build-2</meta:generator>
    <meta:document-statistic meta:object-count="1"/>
  </office:meta>
</office:document-meta>
</file>